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text:style-name="WW_CharLFO11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/>
    </style:style>
    <style:style style:name="P34" style:parent-style-name="Textbody" style:family="paragraph">
      <style:paragraph-properties fo:text-align="center"/>
      <style:text-properties style:font-name="Times New Roman"/>
    </style:style>
    <style:style style:name="P35" style:parent-style-name="Textbody" style:family="paragraph">
      <style:text-properties style:font-name="Times New Roman"/>
    </style:style>
    <style:style style:name="P36" style:parent-style-name="Textbody" style:family="paragraph">
      <style:text-properties style:font-name="Times New Roman"/>
    </style:style>
    <style:style style:name="P37" style:parent-style-name="Textbody" style:list-style-name="WW8Num7" style:family="paragraph"/>
    <style:style style:name="T38" style:parent-style-name="Fonteparág.padrão" style:family="text">
      <style:text-properties style:font-name="Times New Roman"/>
    </style:style>
    <style:style style:name="P39" style:parent-style-name="Textbody" style:family="paragraph">
      <style:text-properties style:font-name="Times New Roman"/>
    </style:style>
    <style:style style:name="P40" style:parent-style-name="Textbody" style:family="paragraph">
      <style:text-properties style:font-name="Times New Roman" style:font-name-asian="Verdana" style:font-name-complex="Verdana"/>
    </style:style>
    <style:style style:name="P41" style:parent-style-name="Textbody" style:family="paragraph">
      <style:text-properties style:font-name="Times New Roman" style:font-name-asian="Verdana" style:font-name-complex="Verdana"/>
    </style:style>
    <style:style style:name="T42" style:parent-style-name="Fonteparág.padrão" style:family="text">
      <style:text-properties style:font-name="Times New Roman" style:font-name-asian="Verdana" style:font-name-complex="Verdana"/>
    </style:style>
    <style:style style:name="P43" style:parent-style-name="Textbody" style:family="paragraph">
      <style:text-properties style:font-name="Times New Roman" style:font-name-asian="Verdana" style:font-name-complex="Verdana"/>
    </style:style>
    <style:style style:name="P44" style:parent-style-name="Textbody" style:family="paragraph">
      <style:text-properties style:font-name="Times New Roman" style:font-name-asian="Tahoma" style:font-name-complex="Tahoma"/>
    </style:style>
    <style:style style:name="T45" style:parent-style-name="Fonteparág.padrão" style:family="text">
      <style:text-properties style:font-name="Times New Roman" style:font-name-asian="Verdana" style:font-name-complex="Verdana"/>
    </style:style>
    <style:style style:name="T46" style:parent-style-name="Fonteparág.padrão" style:family="text">
      <style:text-properties style:font-name="Times New Roman" style:font-name-asian="Verdana" style:font-name-complex="Verdana"/>
    </style:style>
    <style:style style:name="T47" style:parent-style-name="Fonteparág.padrão" style:family="text">
      <style:text-properties style:font-name="Times New Roman" style:font-name-asian="Tahoma" style:font-name-complex="Tahoma"/>
    </style:style>
    <style:style style:name="P48" style:parent-style-name="Textbody" style:family="paragraph">
      <style:text-properties style:font-name="Times New Roman" style:font-name-asian="Tahoma" style:font-name-complex="Tahoma"/>
    </style:style>
    <style:style style:name="P49" style:parent-style-name="Textbody" style:family="paragraph">
      <style:text-properties style:font-name="Times New Roman" style:font-name-asian="Tahoma" style:font-name-complex="Tahoma"/>
    </style:style>
    <style:style style:name="P50" style:parent-style-name="Textbody" style:family="paragraph">
      <style:text-properties style:font-name="Times New Roman" style:font-name-asian="Tahoma" style:font-name-complex="Tahoma"/>
    </style:style>
    <style:style style:name="P51" style:parent-style-name="Textbody" style:family="paragraph">
      <style:text-properties style:font-name="Times New Roman" style:font-name-asian="Tahoma" style:font-name-complex="Tahoma"/>
    </style:style>
    <style:style style:name="P52" style:parent-style-name="Textbody" style:family="paragraph">
      <style:text-properties style:font-name="Times New Roman" style:font-name-asian="Tahoma" style:font-name-complex="Tahoma"/>
    </style:style>
    <style:style style:name="P53" style:parent-style-name="Textbody" style:family="paragraph">
      <style:text-properties style:font-name="Times New Roman" style:font-name-asian="Times New Roman" style:font-name-complex="Tahoma"/>
    </style:style>
    <style:style style:name="T54" style:parent-style-name="Fonteparág.padrão" style:family="text">
      <style:text-properties style:font-name="Times New Roman" style:font-name-asian="Tahoma" style:font-name-complex="Tahoma"/>
    </style:style>
    <style:style style:name="T55" style:parent-style-name="Fonteparág.padrão" style:family="text">
      <style:text-properties style:font-name="Times New Roman" style:font-name-asian="Tahoma" style:font-name-complex="Tahoma"/>
    </style:style>
    <style:style style:name="T56" style:parent-style-name="Fonteparág.padrão" style:family="text">
      <style:text-properties style:font-name="Times New Roman" style:font-name-asian="Tahoma" style:font-name-complex="Tahoma"/>
    </style:style>
    <style:style style:name="T57" style:parent-style-name="Fonteparág.padrão" style:family="text">
      <style:text-properties style:font-name="Times New Roman" style:font-name-asian="Tahoma" style:font-name-complex="Tahoma" fo:font-style="italic" style:font-style-asian="italic" style:font-style-complex="italic"/>
    </style:style>
    <style:style style:name="T58" style:parent-style-name="Fonteparág.padrão" style:family="text">
      <style:text-properties style:font-name="Times New Roman" style:font-name-asian="Tahoma" style:font-name-complex="Tahoma"/>
    </style:style>
    <style:style style:name="P59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60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61" style:parent-style-name="Textbody" style:list-style-name="WW8Num7" style:family="paragraph"/>
    <style:style style:name="T62" style:parent-style-name="Fonteparág.padrão" style:family="text">
      <style:text-properties style:font-name="Times New Roman"/>
    </style:style>
    <style:style style:name="T63" style:parent-style-name="Fonteparág.padrão" style:family="text">
      <style:text-properties style:font-name="Times New Roman" style:font-name-asian="Times New Roman"/>
    </style:style>
    <style:style style:name="T64" style:parent-style-name="Fonteparág.padrão" style:family="text">
      <style:text-properties style:font-name="Times New Roman" style:font-name-asian="Times New Roman"/>
    </style:style>
    <style:style style:name="P65" style:parent-style-name="Textbody" style:list-style-name="WW8Num7" style:family="paragraph"/>
    <style:style style:name="T66" style:parent-style-name="Fonteparág.padrão" style:family="text">
      <style:text-properties style:font-name="Times New Roman"/>
    </style:style>
    <style:style style:name="T67" style:parent-style-name="Fonteparág.padrão" style:family="text">
      <style:text-properties style:font-name="Times New Roman" style:font-name-asian="Times New Roman"/>
    </style:style>
    <style:style style:name="P68" style:parent-style-name="Textbody" style:list-style-name="WW8Num7" style:family="paragraph">
      <style:text-properties style:font-name="Times New Roman"/>
    </style:style>
    <style:style style:name="T69" style:parent-style-name="Fonteparág.padrão" style:family="text">
      <style:text-properties style:font-name="Times New Roman"/>
    </style:style>
    <style:style style:name="T70" style:parent-style-name="Fonteparág.padrão" style:family="text">
      <style:text-properties style:font-name="Times New Roman" fo:font-size="10pt" style:font-size-asian="10pt" style:font-size-complex="10pt"/>
    </style:style>
    <style:style style:name="T71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72" style:parent-style-name="Fonteparág.padrão" style:family="text">
      <style:text-properties style:font-name="Times New Roman" fo:font-size="10pt" style:font-size-asian="10pt" style:font-size-complex="10pt"/>
    </style:style>
    <style:style style:name="T73" style:parent-style-name="Fonteparág.padrão" style:family="text">
      <style:text-properties style:font-name="Times New Roman" fo:font-size="10pt" style:font-size-asian="10pt" style:font-size-complex="10pt"/>
    </style:style>
    <style:style style:name="T74" style:parent-style-name="Fonteparág.padrão" style:family="text">
      <style:text-properties style:font-name="Times New Roman" fo:font-size="10pt" style:font-size-asian="10pt" style:font-size-complex="10pt"/>
    </style:style>
    <style:style style:name="P75" style:parent-style-name="Standard" style:family="paragraph">
      <style:text-properties style:font-name="Times New Roman" fo:font-size="10pt" style:font-size-asian="10pt" style:font-size-complex="10pt"/>
    </style:style>
    <style:style style:name="T76" style:parent-style-name="Fonteparág.padrão" style:family="text">
      <style:text-properties style:font-name="Times New Roman" fo:font-size="10pt" style:font-size-asian="10pt" style:font-size-complex="10pt"/>
    </style:style>
    <style:style style:name="T77" style:parent-style-name="Fonteparág.padrão" style:family="text">
      <style:text-properties style:font-name="Times New Roman" fo:font-size="10pt" style:font-size-asian="10pt" style:font-size-complex="10pt"/>
    </style:style>
    <style:style style:name="P78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79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80" style:parent-style-name="Standard" style:list-style-name="LFO11" style:family="paragraph">
      <style:paragraph-properties fo:margin-left="0.7395in" fo:text-indent="0in">
        <style:tab-stops/>
      </style:paragraph-properties>
      <style:text-properties style:font-name="Times New Roman" fo:font-size="10pt" style:font-size-asian="10pt" style:font-size-complex="10pt"/>
    </style:style>
    <style:style style:name="P81" style:parent-style-name="Standard" style:family="paragraph">
      <style:paragraph-properties fo:margin-left="0.7395in">
        <style:tab-stops/>
      </style:paragraph-properties>
      <style:text-properties style:font-name="Times New Roman" fo:font-size="10pt" style:font-size-asian="10pt" style:font-size-complex="10pt"/>
    </style:style>
    <style:style style:name="T82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83" style:parent-style-name="Fonteparág.padrão" style:family="text">
      <style:text-properties style:font-name="Times New Roman" fo:font-size="10pt" style:font-size-asian="10pt" style:font-size-complex="10pt"/>
    </style:style>
    <style:style style:name="T84" style:parent-style-name="Fonteparág.padrão" style:family="text">
      <style:text-properties style:font-name="Times New Roman" fo:font-size="10pt" style:font-size-asian="10pt" style:font-size-complex="10pt"/>
    </style:style>
    <style:style style:name="P85" style:parent-style-name="Standard" style:family="paragraph">
      <style:text-properties style:font-name="Times New Roman" fo:font-size="10pt" style:font-size-asian="10pt" style:font-size-complex="10pt"/>
    </style:style>
    <style:style style:name="P86" style:parent-style-name="Standard" style:family="paragraph">
      <style:text-properties style:font-name="Times New Roman" fo:font-size="10pt" style:font-size-asian="10pt" style:font-size-complex="10pt"/>
    </style:style>
    <style:style style:name="P87" style:parent-style-name="Standard" style:family="paragraph">
      <style:text-properties style:font-name="Times New Roman" fo:font-size="10pt" style:font-size-asian="10pt" style:font-size-complex="10pt"/>
    </style:style>
    <style:style style:name="P88" style:parent-style-name="Standard" style:family="paragraph">
      <style:text-properties style:font-name="Times New Roman" fo:font-size="10pt" style:font-size-asian="10pt" style:font-size-complex="10pt"/>
    </style:style>
    <style:style style:name="P89" style:parent-style-name="Standard" style:family="paragraph">
      <style:text-properties style:font-name="Times New Roman" fo:font-size="10pt" style:font-size-asian="10pt" style:font-size-complex="10pt"/>
    </style:style>
    <style:style style:name="T90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1" style:parent-style-name="Fonteparág.padrão" style:family="text">
      <style:text-properties style:font-name="Times New Roman" fo:font-size="10pt" style:font-size-asian="10pt" style:font-size-complex="10pt"/>
    </style:style>
    <style:style style:name="T9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9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94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95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96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97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98" style:parent-style-name="Standard" style:family="paragraph">
      <style:text-properties style:font-name="Times New Roman" fo:font-size="10pt" style:font-size-asian="10pt" style:font-size-complex="10pt"/>
    </style:style>
    <style:style style:name="P99" style:parent-style-name="Standard" style:family="paragraph">
      <style:text-properties style:font-name="Times New Roman" fo:font-size="10pt" style:font-size-asian="10pt" style:font-size-complex="10pt"/>
    </style:style>
    <style:style style:name="P100" style:parent-style-name="Standard" style:family="paragraph">
      <style:text-properties style:font-name="Times New Roman" fo:font-size="10pt" style:font-size-asian="10pt" style:font-size-complex="10pt"/>
    </style:style>
    <style:style style:name="P101" style:parent-style-name="Standard" style:family="paragraph">
      <style:text-properties style:font-name="Times New Roman" fo:font-size="10pt" style:font-size-asian="10pt" style:font-size-complex="10pt"/>
    </style:style>
    <style:style style:name="P102" style:parent-style-name="Standard" style:family="paragraph">
      <style:text-properties style:font-name="Times New Roman" fo:font-size="10pt" style:font-size-asian="10pt" style:font-size-complex="10pt"/>
    </style:style>
    <style:style style:name="P103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04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05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06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07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08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09" style:parent-style-name="Fonteparág.padrão" style:family="text">
      <style:text-properties style:font-name="Times New Roman" fo:font-size="10pt" style:font-size-asian="10pt" style:font-size-complex="10pt"/>
    </style:style>
    <style:style style:name="P110" style:parent-style-name="Standard" style:family="paragraph">
      <style:text-properties style:font-name="Times New Roman" fo:font-size="10pt" style:font-size-asian="10pt" style:font-size-complex="10pt"/>
    </style:style>
    <style:style style:name="P111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12" style:parent-style-name="Standard" style:list-style-name="LFO12" style:family="paragraph">
      <style:text-properties style:font-name="Times New Roman" fo:font-size="10pt" style:font-size-asian="10pt" style:font-size-complex="10pt"/>
    </style:style>
    <style:style style:name="P113" style:parent-style-name="Standard" style:list-style-name="LFO12" style:family="paragraph">
      <style:text-properties style:font-name="Times New Roman" fo:font-size="10pt" style:font-size-asian="10pt" style:font-size-complex="10pt"/>
    </style:style>
    <style:style style:name="P114" style:parent-style-name="Standard" style:list-style-name="LFO12" style:family="paragraph">
      <style:text-properties style:font-name="Times New Roman" fo:font-size="10pt" style:font-size-asian="10pt" style:font-size-complex="10pt"/>
    </style:style>
    <style:style style:name="P115" style:parent-style-name="Standard" style:list-style-name="LFO12" style:family="paragraph">
      <style:text-properties style:font-name="Times New Roman" fo:font-size="10pt" style:font-size-asian="10pt" style:font-size-complex="10pt"/>
    </style:style>
    <style:style style:name="P116" style:parent-style-name="Standard" style:list-style-name="LFO12" style:family="paragraph">
      <style:text-properties style:font-name="Times New Roman" fo:font-size="10pt" style:font-size-asian="10pt" style:font-size-complex="10pt"/>
    </style:style>
    <style:style style:name="P117" style:parent-style-name="Standard" style:list-style-name="LFO12" style:family="paragraph">
      <style:text-properties style:font-name="Times New Roman" fo:font-size="10pt" style:font-size-asian="10pt" style:font-size-complex="10pt"/>
    </style:style>
    <style:style style:name="P118" style:parent-style-name="Standard" style:list-style-name="LFO12" style:family="paragraph">
      <style:text-properties style:font-name="Times New Roman" fo:font-size="10pt" style:font-size-asian="10pt" style:font-size-complex="10pt"/>
    </style:style>
    <style:style style:name="P119" style:parent-style-name="Standard" style:list-style-name="LFO12" style:family="paragraph">
      <style:text-properties style:font-name="Times New Roman" fo:font-size="10pt" style:font-size-asian="10pt" style:font-size-complex="10pt"/>
    </style:style>
    <style:style style:name="P120" style:parent-style-name="Standard" style:family="paragraph">
      <style:paragraph-properties fo:text-align="justify"/>
    </style:style>
    <style:style style:name="T121" style:parent-style-name="Fonteparág.padrão" style:family="text"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T12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2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24" style:parent-style-name="Standard" style:list-style-name="LFO13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2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26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27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28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30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1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2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3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4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05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5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26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6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7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8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9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0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1" style:parent-style-name="Standard" style:family="paragraph">
      <style:paragraph-properties>
        <style:tab-stops>
          <style:tab-stop style:type="left" style:position="1.2569in"/>
        </style:tab-stops>
      </style:paragraph-properties>
    </style:style>
    <style:style style:name="T14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43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44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4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46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47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48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4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50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51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52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5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54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55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OpenSymbol" style:font-name-complex="OpenSymbol" fo:font-size="10pt" style:font-size-asian="10pt" style:font-size-complex="10pt"/>
    </style:style>
    <style:style style:name="P156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5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5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5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5" style:parent-style-name="Standard" style:family="paragraph">
      <style:paragraph-properties fo:text-align="justify" fo:margin-left="1.2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6" style:parent-style-name="Standard" style:family="paragraph">
      <style:paragraph-properties fo:text-align="justify" fo:margin-left="1.2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7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168" style:parent-style-name="Standard" style:family="paragraph">
      <style:paragraph-properties fo:margin-left="1.5277in" fo:text-indent="-0.25in">
        <style:tab-stops>
          <style:tab-stop style:type="left" style:position="1.5347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P17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1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T17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7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9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8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3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8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7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8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9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9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9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200" style:parent-style-name="Standard" style:family="paragraph">
      <style:paragraph-properties fo:margin-left="1.5069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01" style:parent-style-name="Standard" style:family="paragraph">
      <style:paragraph-properties fo:margin-left="1.5069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02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03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04" style:parent-style-name="Standard" style:family="paragraph">
      <style:paragraph-properties fo:margin-left="0.75in">
        <style:tab-stops/>
      </style:paragraph-properties>
    </style:style>
    <style:style style:name="T20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0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207" style:parent-style-name="Standard" style:family="paragraph">
      <style:paragraph-properties fo:margin-left="0.75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0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0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1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0" style:parent-style-name="Standard" style:list-style-name="LFO13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2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23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24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25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26" style:parent-style-name="Standard" style:family="paragraph">
      <style:text-properties style:font-name="Times New Roman" fo:font-size="10pt" style:font-size-asian="10pt" style:font-size-complex="10pt"/>
    </style:style>
    <style:style style:name="P227" style:parent-style-name="Standard" style:family="paragraph">
      <style:text-properties style:font-name="Times New Roman" fo:font-size="10pt" style:font-size-asian="10pt" style:font-size-complex="10pt"/>
    </style:style>
    <style:style style:name="P228" style:parent-style-name="Standard" style:family="paragraph">
      <style:text-properties style:font-name="Times New Roman" fo:font-size="10pt" style:font-size-asian="10pt" style:font-size-complex="10pt"/>
    </style:style>
    <style:style style:name="P229" style:parent-style-name="Standard" style:family="paragraph">
      <style:text-properties style:font-name="Times New Roman" fo:font-size="10pt" style:font-size-asian="10pt" style:font-size-complex="10pt"/>
    </style:style>
    <style:style style:name="P230" style:parent-style-name="Standard" style:family="paragraph">
      <style:text-properties style:font-name="Times New Roman" fo:font-size="10pt" style:font-size-asian="10pt" style:font-size-complex="10pt"/>
    </style:style>
    <style:style style:name="P231" style:parent-style-name="Standard" style:family="paragraph">
      <style:text-properties style:font-name="Times New Roman" fo:font-size="10pt" style:font-size-asian="10pt" style:font-size-complex="10pt"/>
    </style:style>
    <style:style style:name="P232" style:parent-style-name="Standard" style:family="paragraph">
      <style:text-properties style:font-name="Times New Roman" fo:font-size="10pt" style:font-size-asian="10pt" style:font-size-complex="10pt"/>
    </style:style>
    <style:style style:name="P233" style:parent-style-name="Standard" style:family="paragraph">
      <style:text-properties style:font-name="Times New Roman" fo:font-size="10pt" style:font-size-asian="10pt" style:font-size-complex="10pt"/>
    </style:style>
    <style:style style:name="P234" style:parent-style-name="Standard" style:family="paragraph">
      <style:text-properties style:font-name="Times New Roman" fo:font-size="10pt" style:font-size-asian="10pt" style:font-size-complex="10pt"/>
    </style:style>
    <style:style style:name="P235" style:parent-style-name="Standard" style:family="paragraph">
      <style:text-properties style:font-name="Times New Roman" fo:font-size="10pt" style:font-size-asian="10pt" style:font-size-complex="10pt"/>
    </style:style>
    <style:style style:name="P236" style:parent-style-name="Standard" style:family="paragraph">
      <style:text-properties style:font-name="Times New Roman" fo:font-size="10pt" style:font-size-asian="10pt" style:font-size-complex="10pt"/>
    </style:style>
    <style:style style:name="P237" style:parent-style-name="Standard" style:family="paragraph">
      <style:text-properties style:font-name="Times New Roman" fo:font-size="10pt" style:font-size-asian="10pt" style:font-size-complex="10pt"/>
    </style:style>
    <style:style style:name="P238" style:parent-style-name="Standard" style:family="paragraph">
      <style:text-properties style:font-name="Times New Roman" fo:font-size="10pt" style:font-size-asian="10pt" style:font-size-complex="10pt"/>
    </style:style>
    <style:style style:name="P239" style:parent-style-name="Standard" style:family="paragraph">
      <style:text-properties style:font-name="Times New Roman" fo:font-size="10pt" style:font-size-asian="10pt" style:font-size-complex="10pt"/>
    </style:style>
    <style:style style:name="P240" style:parent-style-name="Standard" style:family="paragraph">
      <style:text-properties style:font-name="Times New Roman" fo:font-size="10pt" style:font-size-asian="10pt" style:font-size-complex="10pt"/>
    </style:style>
    <style:style style:name="P241" style:parent-style-name="Standard" style:family="paragraph">
      <style:text-properties style:font-name="Times New Roman" fo:font-size="10pt" style:font-size-asian="10pt" style:font-size-complex="10pt"/>
    </style:style>
    <style:style style:name="P242" style:parent-style-name="Standard" style:family="paragraph">
      <style:text-properties style:font-name="Times New Roman" fo:font-size="10pt" style:font-size-asian="10pt" style:font-size-complex="10pt"/>
    </style:style>
    <style:style style:name="P243" style:parent-style-name="Standard" style:family="paragraph">
      <style:text-properties style:font-name="Times New Roman" fo:font-size="10pt" style:font-size-asian="10pt" style:font-size-complex="10pt"/>
    </style:style>
    <style:style style:name="P244" style:parent-style-name="Standard" style:family="paragraph">
      <style:text-properties style:font-name="Times New Roman" fo:font-size="10pt" style:font-size-asian="10pt" style:font-size-complex="10pt"/>
    </style:style>
    <style:style style:name="P245" style:parent-style-name="Standard" style:family="paragraph">
      <style:text-properties style:font-name="Times New Roman" fo:font-size="10pt" style:font-size-asian="10pt" style:font-size-complex="10pt"/>
    </style:style>
    <style:style style:name="P246" style:parent-style-name="Standard" style:family="paragraph">
      <style:paragraph-properties fo:text-align="justify" fo:margin-left="0.75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4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8" style:parent-style-name="Standard" style:list-style-name="LFO13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0" style:parent-style-name="Standard" style:family="paragraph">
      <style:paragraph-properties fo:text-align="justify"/>
    </style:style>
    <style:style style:name="T25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52" style:parent-style-name="Fonteparág.padrão" style:family="text">
      <style:text-properties style:font-name="Times New Roman" style:font-name-asian="Tahoma" style:font-name-complex="Tahoma" fo:font-size="8.5pt" style:font-size-asian="8.5pt" style:font-size-complex="10pt"/>
    </style:style>
    <style:style style:name="T253" style:parent-style-name="Fonteparág.padrão" style:family="text">
      <style:text-properties style:font-name="Times New Roman" style:font-name-asian="Tahoma" style:font-name-complex="Tahoma" fo:font-size="8.5pt" style:font-size-asian="8.5pt" style:font-size-complex="10pt"/>
    </style:style>
    <style:style style:name="P25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5" style:parent-style-name="Standard" style:list-style-name="LFO14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56" style:parent-style-name="Standard" style:list-style-name="LFO14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57" style:parent-style-name="Standard" style:list-style-name="LFO14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58" style:parent-style-name="Standard" style:list-style-name="LFO14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59" style:parent-style-name="Standard" style:family="paragraph">
      <style:paragraph-properties fo:text-align="justify" fo:margin-left="0.7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0" style:parent-style-name="Standard" style:list-style-name="LFO13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7" style:parent-style-name="Standard" style:family="paragraph">
      <style:paragraph-properties fo:text-align="justify" fo:margin-left="0.0277in">
        <style:tab-stops/>
      </style:paragraph-properties>
    </style:style>
    <style:style style:name="T26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6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7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27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7" style:parent-style-name="Standard" style:family="paragraph">
      <style:paragraph-properties fo:text-align="justify" fo:margin-left="0.0277in">
        <style:tab-stops/>
      </style:paragraph-properties>
    </style:style>
    <style:style style:name="T27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7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8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28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28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9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9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29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29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0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0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1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1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1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4" style:parent-style-name="Standard" style:family="paragraph">
      <style:paragraph-properties fo:text-align="justify" fo:margin-left="0.0277in">
        <style:tab-stops/>
      </style:paragraph-properties>
    </style:style>
    <style:style style:name="T32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2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4" style:parent-style-name="Standard" style:family="paragraph">
      <style:paragraph-properties fo:text-align="justify" fo:margin-left="0.0277in">
        <style:tab-stops/>
      </style:paragraph-properties>
    </style:style>
    <style:style style:name="T33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3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0" style:parent-style-name="Standard" style:family="paragraph">
      <style:paragraph-properties fo:text-align="justify" fo:margin-left="0.0277in">
        <style:tab-stops/>
      </style:paragraph-properties>
    </style:style>
    <style:style style:name="T34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T34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4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0" style:parent-style-name="Standard" style:family="paragraph">
      <style:paragraph-properties fo:text-align="justify" fo:margin-left="0.0277in">
        <style:tab-stops/>
      </style:paragraph-properties>
    </style:style>
    <style:style style:name="T35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5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6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6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6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7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7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7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7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8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8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9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9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9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0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0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11" style:parent-style-name="Fonteparág.padrão" style:family="text">
      <style:text-properties style:font-name="Times New Roman"/>
    </style:style>
    <style:style style:name="P41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1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41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2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3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T43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3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3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3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3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3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3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3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3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9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0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1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2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3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4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5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6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7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8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9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3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5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46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6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6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6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7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3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6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47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7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7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8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8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3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49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49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6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7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8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9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0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1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3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4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6" style:parent-style-name="Standard" style:family="paragraph">
      <style:paragraph-properties fo:text-align="justify" fo:margin-left="0.263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08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09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10" style:parent-style-name="Fonteparág.padrão" style:family="text">
      <style:text-properties style:font-name-asian="Wingdings 2" style:font-name-complex="Wingdings 2"/>
    </style:style>
    <style:style style:name="T511" style:parent-style-name="Fonteparág.padrão" style:family="text">
      <style:text-properties style:font-name-asian="Wingdings 2" style:font-name-complex="Wingdings 2"/>
    </style:style>
    <style:style style:name="T51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1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1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1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1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1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1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1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2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2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2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2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2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2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26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2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2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29" style:parent-style-name="Standard" style:family="paragraph">
      <style:text-properties style:font-name="Times New Roman" fo:font-size="10pt" style:font-size-asian="10pt" style:font-size-complex="10pt"/>
    </style:style>
    <style:style style:name="P530" style:parent-style-name="Standard" style:family="paragraph">
      <style:text-properties style:font-name="Times New Roman" fo:font-size="10pt" style:font-size-asian="10pt" style:font-size-complex="10pt"/>
    </style:style>
    <style:style style:name="T53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33" style:parent-style-name="Standard" style:family="paragraph">
      <style:text-properties style:font-name="Times New Roman" fo:font-size="10pt" style:font-size-asian="10pt" style:font-size-complex="10pt"/>
    </style:style>
    <style:style style:name="T53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5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40" style:parent-style-name="Standard" style:family="paragraph">
      <style:text-properties style:font-name="Times New Roman" fo:font-size="10pt" style:font-size-asian="10pt" style:font-size-complex="10pt"/>
    </style:style>
    <style:style style:name="P541" style:parent-style-name="Standard" style:family="paragraph">
      <style:text-properties style:font-name="Times New Roman" fo:font-size="10pt" style:font-size-asian="10pt" style:font-size-complex="10pt"/>
    </style:style>
    <style:style style:name="P542" style:parent-style-name="Standard" style:family="paragraph">
      <style:text-properties style:font-name="Times New Roman" fo:font-size="10pt" style:font-size-asian="10pt" style:font-size-complex="10pt"/>
    </style:style>
    <style:style style:name="P543" style:parent-style-name="Standard" style:family="paragraph">
      <style:text-properties style:font-name="Times New Roman" fo:font-size="10pt" style:font-size-asian="10pt" style:font-size-complex="10pt"/>
    </style:style>
    <style:style style:name="P544" style:parent-style-name="Standard" style:family="paragraph">
      <style:text-properties style:font-name="Times New Roman" fo:font-size="10pt" style:font-size-asian="10pt" style:font-size-complex="10pt"/>
    </style:style>
    <style:style style:name="T54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4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47" style:parent-style-name="Standard" style:family="paragraph">
      <style:text-properties style:font-name="Times New Roman" fo:font-size="10pt" style:font-size-asian="10pt" style:font-size-complex="10pt"/>
    </style:style>
    <style:style style:name="T54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4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55" style:parent-style-name="Standard" style:family="paragraph">
      <style:text-properties style:font-name="Times New Roman" fo:font-size="10pt" style:font-size-asian="10pt" style:font-size-complex="10pt"/>
    </style:style>
    <style:style style:name="P556" style:parent-style-name="Standard" style:family="paragraph">
      <style:text-properties style:font-name="Times New Roman" fo:font-size="10pt" style:font-size-asian="10pt" style:font-size-complex="10pt"/>
    </style:style>
    <style:style style:name="P557" style:parent-style-name="Standard" style:family="paragraph">
      <style:text-properties style:font-name="Times New Roman" fo:font-size="10pt" style:font-size-asian="10pt" style:font-size-complex="10pt"/>
    </style:style>
    <style:style style:name="P558" style:parent-style-name="Standard" style:family="paragraph">
      <style:text-properties style:font-name="Times New Roman" fo:font-size="10pt" style:font-size-asian="10pt" style:font-size-complex="10pt"/>
    </style:style>
    <style:style style:name="T55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61" style:parent-style-name="Standard" style:family="paragraph">
      <style:text-properties style:font-name="Times New Roman" fo:font-size="10pt" style:font-size-asian="10pt" style:font-size-complex="10pt"/>
    </style:style>
    <style:style style:name="P562" style:parent-style-name="Standard" style:family="paragraph">
      <style:text-properties style:font-name="Times New Roman" fo:font-size="10pt" style:font-size-asian="10pt" style:font-size-complex="10pt"/>
    </style:style>
    <style:style style:name="T56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69" style:parent-style-name="Standard" style:family="paragraph">
      <style:text-properties style:font-name="Times New Roman" fo:font-size="10pt" style:font-size-asian="10pt" style:font-size-complex="10pt"/>
    </style:style>
    <style:style style:name="P570" style:parent-style-name="Standard" style:family="paragraph">
      <style:text-properties style:font-name="Times New Roman" fo:font-size="10pt" style:font-size-asian="10pt" style:font-size-complex="10pt"/>
    </style:style>
    <style:style style:name="T57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74" style:parent-style-name="Standard" style:family="paragraph">
      <style:text-properties style:font-name="Times New Roman" fo:font-size="10pt" style:font-size-asian="10pt" style:font-size-complex="10pt"/>
    </style:style>
    <style:style style:name="P575" style:parent-style-name="Standard" style:family="paragraph">
      <style:text-properties style:font-name="Times New Roman" fo:font-size="10pt" style:font-size-asian="10pt" style:font-size-complex="10pt"/>
    </style:style>
    <style:style style:name="T57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79" style:parent-style-name="Standard" style:family="paragraph">
      <style:paragraph-properties>
        <style:tab-stops>
          <style:tab-stop style:type="left" style:position="1.0138in"/>
        </style:tab-stops>
      </style:paragraph-properties>
    </style:style>
    <style:style style:name="T580" style:parent-style-name="Fonteparág.padrão" style:family="text">
      <style:text-properties style:font-name="Times New Roman" fo:font-size="10pt" style:font-size-asian="10pt" style:font-size-complex="10pt"/>
    </style:style>
    <style:style style:name="T581" style:parent-style-name="Fonteparág.padrão" style:family="text">
      <style:text-properties style:font-name="Times New Roman" fo:font-size="10pt" style:font-size-asian="10pt" style:font-size-complex="10pt"/>
    </style:style>
    <style:style style:name="P58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8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8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85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86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87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8" style:parent-style-name="Fonteparág.padrão" style:family="text">
      <style:text-properties style:font-name="Times New Roman" fo:font-size="10pt" style:font-size-asian="10pt" style:font-size-complex="10pt"/>
    </style:style>
    <style:style style:name="T589" style:parent-style-name="Fonteparág.padrão" style:family="text">
      <style:text-properties style:font-name="Times New Roman" fo:font-size="10pt" style:font-size-asian="10pt" style:font-size-complex="10pt"/>
    </style:style>
    <style:style style:name="P590" style:parent-style-name="Standard" style:family="paragraph">
      <style:text-properties style:font-name="Times New Roman" fo:font-size="10pt" style:font-size-asian="10pt" style:font-size-complex="10pt"/>
    </style:style>
    <style:style style:name="P591" style:parent-style-name="Standard" style:family="paragraph">
      <style:text-properties style:font-name="Times New Roman" fo:font-size="10pt" style:font-size-asian="10pt" style:font-size-complex="10pt"/>
    </style:style>
    <style:style style:name="P59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93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94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9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9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9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9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9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0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3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04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0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0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4" style:parent-style-name="Standard" style:family="paragraph">
      <style:paragraph-properties fo:text-align="justify"/>
    </style:style>
    <style:style style:name="T61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61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61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4" style:parent-style-name="Standard" style:family="paragraph">
      <style:paragraph-properties fo:text-align="justify"/>
      <style:text-properties style:font-name="Times New Roman" style:font-name-asian="Tahoma" style:font-name-complex="Tahoma" fo:color="#2323DC" fo:font-size="10pt" style:font-size-asian="10pt" style:font-size-complex="10pt"/>
    </style:style>
    <style:style style:name="P62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8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2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33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34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3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3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3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1" style:parent-style-name="Standard" style:family="paragraph">
      <style:text-properties style:font-name="Times New Roman"/>
    </style:style>
    <style:style style:name="P642" style:parent-style-name="Standard" style:family="paragraph">
      <style:text-properties style:font-name="Times New Roman"/>
    </style:style>
  </office:automatic-styles>
  <office:body>
    <office:text text:use-soft-page-breaks="true">
      <text:p text:style-name="P1">Memória Virtual<text:line-break/>Caso de Uso: Cadastrar Bem Patrimonial</text:p>
      <text:p text:style-name="P34"/>
      <text:h text:style-name="Título1" text:outline-level="1">Breve Descrição</text:h>
      <text:p text:style-name="P35">Este caso de uso permite que um novo bem patrimonial seja cadastrado no sistema. Bens catalogados devem ser<text:s/>registrados no banco de dados do sistema e à eles <text:s/>associados os usuários que fizeram a catalogação. Também é possível associar o bem catalogado com outro já existente na base de dados.</text:p>
      <text:h text:style-name="Título1" text:outline-level="1">Breve Descrição dos Atores</text:h>
      <text:h text:style-name="Título2" text:outline-level="2">Catalogador<text:s/>–<text:s/>Cadastra, Edita e Exclui Bens<text:s/>Patrimoniais do sistema</text:h>
      <text:h text:style-name="Título1" text:outline-level="1">Pré-condições</text:h>
      <text:p text:style-name="P36">O usuário estar logado no sistema</text:p>
      <text:h text:style-name="Título1" text:outline-level="1">Fluxo Básico de eventos</text:h>
      <text:list text:style-name="WW8Num7">
        <text:list-item text:start-value="1">
          <text:p text:style-name="P37"><text:span text:style-name="T38">O caso de uso começa quando o catalogador seleciona a opção “Cadastrar Bem Patrimonial” e o sistema exibe uma tela com os seguintes campos <text:s/>e opções:</text:span></text:p>
        </text:list-item>
      </text:list>
      <text:p text:style-name="P39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<text:p text:style-name="P40">- Informações Gerais do Bem Patrimonial</text:p>
      <text:p text:style-name="P41">- Autoria</text:p>
      <text:p text:style-name="Textbody"><text:span text:style-name="T42">- Produção</text:span></text:p>
      <text:p text:style-name="P43">- Descrição</text:p>
      <text:p text:style-name="P44">- Audiovisual</text:p>
      <text:p text:style-name="Textbody"><text:span text:style-name="T45">- Diagnóstico e Intervenção</text:span></text:p>
      <text:p text:style-name="Textbody"><text:span text:style-name="T46">-</text:span><text:span text:style-name="T47"><text:s/>Condições de disponibilidade, uso e proteção</text:span></text:p>
      <text:p text:style-name="P48">- Histórico da Procedência</text:p>
      <text:p text:style-name="P49">- Assunto e Descritores</text:p>
      <text:p text:style-name="P50">- Fonte de Informação</text:p>
      <text:p text:style-name="P51">- Responsável pela Pesquisa</text:p>
      <text:p text:style-name="P52">- Relacionar com Bem Patrimonial existente</text:p>
      <text:p text:style-name="P53">- campo “Revisado” do tipo “checkbox”. Esse campo deve ser marcado caso o bem patrimoninal esteja revisado e disponível para visualização.</text:p>
      <text:p text:style-name="Textbody"><text:span text:style-name="T54">Estes Campos – exceto o “Instituição”, que é uma lista – devem ser<text:s/></text:span><text:span text:style-name="T55">implementados de forma que o usuário possa escolher quais informações deseja cadastrar. Ao selecionar um campo, o sistema deve mostrar todos os campos editáveis relacionados. Pode ser que haja um menu secundário dentro de um campo, devendo funcionar da mes</text:span><text:span text:style-name="T56">ma forma. A descrição dos Campos acima, juntamente com seu conteúdo estão listadas na<text:s/></text:span><text:span text:style-name="T57">Seção I</text:span><text:span text:style-name="T58"><text:s/>deste documento.</text:span></text:p>
      <text:soft-page-break/>
      <text:p text:style-name="P59">A opção de relacionar este Bem Patrimonial com outros, <text:s/>no caso em que ela é selecionada é tratada no Fluxo Alternativo 4</text:p>
      <text:p text:style-name="P60"/>
      <text:list text:style-name="WW8Num7" text:continue-numbering="true">
        <text:list-item>
          <text:p text:style-name="P61"><text:span text:style-name="T62">Após preencher todos<text:s/></text:span><text:span text:style-name="T63">o</text:span><text:span text:style-name="T64">s dados desejados, o usuário confirma a operação, selecionando a opção “Salvar”.</text:span></text:p>
        </text:list-item>
        <text:list-item>
          <text:p text:style-name="P65"><text:span text:style-name="T66">O sistema Salva o registro e exibe mensagem<text:s/></text:span><text:span text:style-name="T67">“Bem Patrimonial cadastrado com sucesso”</text:span></text:p>
        </text:list-item>
        <text:list-item>
          <text:p text:style-name="P68">O caso de uso termina.</text:p>
        </text:list-item>
      </text:list>
      <text:h text:style-name="Título1" text:outline-level="1">Fluxos Alternativos</text:h>
      <text:h text:style-name="Título2" text:outline-level="2">Fluxo Alternativo 1</text:h>
      <text:p text:style-name="Standard"><text:span text:style-name="T69"><text:tab/></text:span><text:span text:style-name="T70">Se no<text:s/></text:span><text:span text:style-name="T71">Fluxo Básico</text:span><text:span text:style-name="T72"><text:s/>a qualq</text:span><text:span text:style-name="T73">uer momento o usuário selecionar a opção “Cancelar”</text:span></text:p>
      <text:p text:style-name="Standard"><text:span text:style-name="T74">O sistema retorna à página inicial e o caso de uso termina.</text:span></text:p>
      <text:p text:style-name="P75"/>
      <text:h text:style-name="Título2" text:outline-level="2">Fluxo Alternativo 2</text:h>
      <text:p text:style-name="Standard"><text:tab/><text:span text:style-name="T76">Se no passo 2 do Fluxo Básico o catalogador clica em "Salvar” sem ter preenchido ou selecionado todos os campos obrigatóri</text:span><text:span text:style-name="T77">os, então:</text:span></text:p>
      <text:p text:style-name="P78"><text:s/>1.<text:s/><text:tab/><text:s/>O sistema exibe a mensagem:</text:p>
      <text:p text:style-name="P79">a. “O campo &lt;nome do campo&gt; não foi preenchido”;</text:p>
      <text:list text:style-name="LFO11" text:continue-numbering="true">
        <text:list-item>
          <text:p text:style-name="P80">O caso de uso retorna ao passo 1 do fluxo básico.</text:p>
        </text:list-item>
      </text:list>
      <text:p text:style-name="P81"/>
      <text:h text:style-name="Título2" text:outline-level="2">Fluxo Alternativo 3</text:h>
      <text:p text:style-name="Standard"><text:span text:style-name="T82"><text:tab/></text:span><text:span text:style-name="T83">Se no passo 2 do Fluxo Básico o catalogador clicar em “Salvar” tendo inserido um número de</text:span><text:span text:style-name="T84"><text:s/>registro já existente para aquela instituição, então:</text:span></text:p>
      <text:p text:style-name="P85"><text:tab/>1. O sistema exibe mensagem:</text:p>
      <text:p text:style-name="P86"><text:tab/><text:tab/>a. “Número de Registro já Cadastrado”</text:p>
      <text:p text:style-name="P87"/>
      <text:p text:style-name="P88"><text:tab/>2. O caso de uso retorna ao passo 1 do fluxo básico.</text:p>
      <text:p text:style-name="P89"/>
      <text:h text:style-name="Título2" text:outline-level="2">Fluxo Alternativo 4</text:h>
      <text:p text:style-name="Standard"><text:span text:style-name="T90"><text:tab/></text:span><text:span text:style-name="T91">Caso o usuário selecione “<text:s/></text:span><text:span text:style-name="T92">Relacionar com Bem<text:s/></text:span><text:span text:style-name="T93">Patrimonial existente” o sistema deve exibir:</text:span></text:p>
      <text:p text:style-name="P94"><text:tab/><text:tab/>- campo título principal: <text:s/>Campo em ordem alfabética, auto-completável, com a lista de possíveis sugestões para o título principal que está sendo inserido.</text:p>
      <text:p text:style-name="P95"><text:tab/><text:tab/>- opção para relacionar o Bem Patrimonial com outros Bens: Esta opção pode ser selecionada quantas vezes for necessária, e, a cada vez, adicionando um novo campo título.</text:p>
      <text:p text:style-name="P96"><text:tab/><text:tab/>-opção “Salvar” para salvar a alteração.</text:p>
      <text:p text:style-name="P97"/>
      <text:h text:style-name="Título2" text:outline-level="2">Fluxo Alternativo 5</text:h>
      <text:p text:style-name="P98">Se no passo 2 do Fluxo Básico o catalogador inseriu mais de um título para o bem patrimonial e clicar em “Salvar” e algum dos títulos inseridos seja igual a outro já inserido para o mesmo bem patrimonial , então:</text:p>
      <text:p text:style-name="P99">1. O sistema exibe mensagem:</text:p>
      <text:p text:style-name="P100"><text:tab/><text:tab/>a. “Não são permitidos títulos repetidos”</text:p>
      <text:p text:style-name="P101">2. O caso de uso retorna ao passo 1 do fluxo básico.</text:p>
      <text:p text:style-name="P102"/>
      <text:p text:style-name="P103">Fluxo Alternativo 6</text:p>
      <text:p text:style-name="P104">Se no passo 1 do Fluxo Básico, o usuário possuir nível de catalogador ou inferior, e a Instituição necessite de Revisão:</text:p>
      <text:p text:style-name="P105"><text:tab/>1. O campo “Revisado” deve aparecer desabilitado para marcação e com a última marcação feita pelo revisor.</text:p>
      <text:p text:style-name="P106"/>
      <text:p text:style-name="P107">Fluxo Alternativo 7</text:p>
      <text:p text:style-name="Standard"><text:span text:style-name="T108"><text:tab/></text:span><text:span text:style-name="T109">Se no passo 1 do Fluxo Básico, a Instituição não precise de Revisão:</text:span></text:p>
      <text:soft-page-break/>
      <text:p text:style-name="P110"><text:tab/><text:tab/>1. O campo “Revisado” deve aparecer desabilitado para marcação e checado como revisado.</text:p>
      <text:p text:style-name="P111"/>
      <text:h text:style-name="Título1" text:outline-level="1">Pós-condições</text:h>
      <text:list text:style-name="LFO12" text:continue-numbering="true">
        <text:list-item>
          <text:list>
            <text:list-item>
              <text:p text:style-name="P112">Fluxo Básico: Um novo bem patrimonial está cadastrado<text:s/>no banco de dados do sistema.</text:p>
            </text:list-item>
            <text:list-item>
              <text:p text:style-name="P113">Fluxo Alternativo 1: Não há mudanças no banco de dados do sistema.</text:p>
            </text:list-item>
            <text:list-item>
              <text:p text:style-name="P114">Fluxo Alternativo 2: O cadastro do bem patrimonial está pendente.</text:p>
            </text:list-item>
            <text:list-item>
              <text:p text:style-name="P115">Fluxo Alternativo 3: Não há mudanças no banco de dados do sistema.</text:p>
            </text:list-item>
            <text:list-item>
              <text:p text:style-name="P116">Fluxo Alternativo 4: Um<text:s/>novo bem patrimonial está cadastrado no banco de dados do sistema.</text:p>
            </text:list-item>
            <text:list-item>
              <text:p text:style-name="P117">Fluxo Alternativo 5: O cadastro do bem patrimonial está pendente.</text:p>
            </text:list-item>
            <text:list-item>
              <text:p text:style-name="P118">Fluxo Alternativo 6: Não há mudanças no banco de dados do sistema.</text:p>
            </text:list-item>
            <text:list-item>
              <text:p text:style-name="P119">Fluxo Alternativo 7: Não há mudanças no banco de dados do sistema.</text:p>
            </text:list-item>
          </text:list>
        </text:list-item>
      </text:list>
      <text:h text:style-name="Título2" text:outline-level="2"/>
      <text:h text:style-name="Título1" text:outline-level="1">Seção I</text:h>
      <text:p text:style-name="P120"><text:span text:style-name="T121">Esta seção contém atributos componentes do Padrão de Descrição da Informação<text:s/></text:span><text:span text:style-name="T122">referente à estrutura da base de dados do Sistema Memória Virtual.</text:span></text:p>
      <text:p text:style-name="P123"/>
      <text:list text:style-name="LFO13" text:continue-numbering="true">
        <text:list-item>
          <text:p text:style-name="P124">Informações Gerais do Bem Patrimonial</text:p>
        </text:list-item>
      </text:list>
      <text:p text:style-name="P125"/>
      <text:p text:style-name="P126"><text:tab/>1.1<text:tab/>Disponibilização para acesso externo</text:p>
      <text:p text:style-name="P127"><text:tab/><text:tab/>Tipo checkbox – Sim – Não</text:p>
      <text:p text:style-name="P128"/>
      <text:p text:style-name="P129">1.2<text:tab/>Natureza do Bem Patrimonial</text:p>
      <text:p text:style-name="P130">Tipo checkbox – Imaterial – Material</text:p>
      <text:p text:style-name="P131"/>
      <text:p text:style-name="P132"><text:tab/><text:tab/>1.2.1 Natureza do Bem Imaterial</text:p>
      <text:p text:style-name="P133"/>
      <text:p text:style-name="P134"><text:tab/><text:tab/><text:s/>Celebrações, Práticas Sociais, Rituais e Atos Festivos</text:p>
      <text:p text:style-name="P135"><text:tab/><text:tab/>Conhecimentos e Práticas Relacionados ao Trabalho e à Natureza</text:p>
      <text:p text:style-name="P136"><text:tab/><text:tab/><text:s/>Técnicas Artesanais Tradicionais</text:p>
      <text:p text:style-name="P137"><text:tab/><text:tab/><text:s/>Tradições e Expressões orais</text:p>
      <text:p text:style-name="P138"><text:tab/></text:p>
      <text:p text:style-name="P139"><text:tab/>1.2.2 Natureza do Bem Material</text:p>
      <text:p text:style-name="P140"/>
      <text:p text:style-name="P141"><text:span text:style-name="T142"><text:tab/></text:span><text:span text:style-name="T143">Arqueologico</text:span></text:p>
      <text:p text:style-name="P144"><text:span text:style-name="T145"><text:tab/></text:span><text:span text:style-name="T146">Arquivístico</text:span></text:p>
      <text:p text:style-name="P147"><text:tab/>Audiovisual</text:p>
      <text:p text:style-name="P148"><text:span text:style-name="T149"><text:tab/></text:span><text:span text:style-name="T150">Bibliográfico</text:span></text:p>
      <text:p text:style-name="P151"><text:tab/>Edificado</text:p>
      <text:p text:style-name="P152"><text:span text:style-name="T153"><text:tab/></text:span><text:span text:style-name="T154">Móvel E Integrado</text:span></text:p>
      <text:p text:style-name="P155"><text:tab/>Paisagístico</text:p>
      <text:p text:style-name="P156"/>
      <text:p text:style-name="P157">1.3<text:tab/>Tipo do Bem Patrimonial</text:p>
      <text:p text:style-name="P158">Constituído por lista em<text:s/>ordem alfabética, com as opções listadas na Natureza do Bem Patrimonial.</text:p>
      <text:p text:style-name="P159"/>
      <text:p text:style-name="P160">1.4<text:tab/>Número de Registro</text:p>
      <text:p text:style-name="P161">O usuário entra com um número de registro para o Bem Patrimonial. O sistema deve verificar se esse número é único dentro da Instituição.</text:p>
      <text:p text:style-name="P162"/>
      <text:p text:style-name="P163">1.5<text:tab/>Título</text:p>
      <text:p text:style-name="P164">- Campo Editável para o título (A lista de títulos deve possuir, obrigatoriamente, ao menos um título principal)</text:p>
      <text:soft-page-break/>
      <text:p text:style-name="P165">- Campo Título Principal (tipo texto)</text:p>
      <text:p text:style-name="P166">- Campo Títulos Adicionais:</text:p>
      <text:p text:style-name="P167">Opção para adicionar novo título:</text:p>
      <text:p text:style-name="P168"><text:tab/>Ao selecionar essa opção, o sistema deve repetir os<text:s/>mesmos campos ,<text:s/><text:tab/>para que seja cadastrado um novo título, pois pode ser mais de um.</text:p>
      <text:p text:style-name="P169"><text:tab/></text:p>
      <text:p text:style-name="P170">Lista - <text:s/>Tipo do título, <text:s/>em ordem alfabética <text:s/>com as seguintes opções:</text:p>
      <text:p text:style-name="P171">Principal</text:p>
      <text:p text:style-name="Standard"><text:span text:style-name="T172"><text:tab/></text:span><text:span text:style-name="T173"><text:tab/></text:span><text:span text:style-name="T174"><text:tab/></text:span><text:span text:style-name="T175">Equivalente</text:span></text:p>
      <text:p text:style-name="Standard"><text:span text:style-name="T176"><text:tab/></text:span><text:span text:style-name="T177"><text:tab/></text:span><text:span text:style-name="T178"><text:tab/></text:span><text:span text:style-name="T179">Atribuído</text:span></text:p>
      <text:p text:style-name="Standard"><text:span text:style-name="T180"><text:tab/></text:span><text:span text:style-name="T181"><text:tab/></text:span><text:span text:style-name="T182"><text:tab/></text:span><text:span text:style-name="T183">Sub-titulo</text:span></text:p>
      <text:p text:style-name="Standard"><text:span text:style-name="T184"><text:tab/></text:span><text:span text:style-name="T185"><text:tab/></text:span><text:span text:style-name="T186"><text:tab/></text:span><text:span text:style-name="T187">Titulo anterior</text:span></text:p>
      <text:p text:style-name="Standard"><text:span text:style-name="T188"><text:tab/></text:span><text:span text:style-name="T189"><text:tab/></text:span><text:span text:style-name="T190"><text:tab/></text:span><text:span text:style-name="T191">Titulo posterior</text:span></text:p>
      <text:p text:style-name="Standard"><text:span text:style-name="T192"><text:tab/></text:span><text:span text:style-name="T193"><text:tab/></text:span><text:span text:style-name="T194"><text:tab/></text:span><text:span text:style-name="T195">Titulo do suplemento</text:span></text:p>
      <text:p text:style-name="Standard"><text:span text:style-name="T196"><text:tab/></text:span><text:span text:style-name="T197"><text:tab/></text:span><text:span text:style-name="T198"><text:tab/></text:span><text:span text:style-name="T199">Titulo correlato</text:span></text:p>
      <text:p text:style-name="P200"/>
      <text:p text:style-name="P201">Campo Nome do Título (tipo texto, adicionado se a opção de adicionar novo título for selecionada)</text:p>
      <text:p text:style-name="P202"/>
      <text:p text:style-name="P203"><text:tab/><text:tab/></text:p>
      <text:p text:style-name="P204"><text:span text:style-name="T205"><text:tab/>-Opção “Complemento”:<text:s/></text:span><text:span text:style-name="T206">Campo Editável;</text:span></text:p>
      <text:p text:style-name="P207"/>
      <text:p text:style-name="P208">1.6<text:tab/>Coleção, Fundo, Conjunto, Família/Espécie</text:p>
      <text:p text:style-name="P209">-Campo para o nome da coleção à que pertence o item, conforme organização da instituição.</text:p>
      <text:p text:style-name="P210"/>
      <text:p text:style-name="P211">1.7<text:tab/>Localização Física Específica</text:p>
      <text:p text:style-name="P212">-Campo Editável para localização física do bem patrimonial no acervo</text:p>
      <text:p text:style-name="P213"/>
      <text:p text:style-name="P214">1.8 <text:s/>Coordenadas Geográficas</text:p>
      <text:p text:style-name="P215">-Latitude</text:p>
      <text:p text:style-name="P216">No Formato XXº XX' XX”</text:p>
      <text:p text:style-name="P217">-Longitude</text:p>
      <text:p text:style-name="P218">No Formato XXº<text:s/>XX' XX”</text:p>
      <text:p text:style-name="P219"/>
      <text:list text:style-name="LFO13" text:continue-numbering="true">
        <text:list-item>
          <text:p text:style-name="P220">Autoria</text:p>
        </text:list-item>
      </text:list>
      <text:p text:style-name="P221"/>
      <text:p text:style-name="P222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223"/>
      <text:p text:style-name="P224">-Tipo de Autoria</text:p>
      <text:p text:style-name="P225">Campo em ordem alfabética, com a lista a seguir:</text:p>
      <text:p text:style-name="P226"><text:tab/><text:tab/>(pode-se escolher uma ou mais opções)</text:p>
      <text:p text:style-name="P227"><text:tab/><text:tab/>Agência</text:p>
      <text:p text:style-name="P228"><text:tab/><text:tab/>Autor</text:p>
      <text:p text:style-name="P229"><text:tab/><text:tab/>Autor Institucional</text:p>
      <text:p text:style-name="P230"><text:tab/><text:tab/>Co-autor</text:p>
      <text:p text:style-name="P231"><text:tab/><text:tab/>Compilador</text:p>
      <text:p text:style-name="P232"><text:tab/><text:tab/>Coordenador</text:p>
      <text:p text:style-name="P233"><text:tab/><text:tab/>Diretor</text:p>
      <text:p text:style-name="P234"><text:tab/><text:tab/>Editor</text:p>
      <text:p text:style-name="P235"><text:tab/><text:tab/>Entidade produtora</text:p>
      <text:soft-page-break/>
      <text:p text:style-name="P236"><text:tab/><text:tab/>Entrevistador</text:p>
      <text:p text:style-name="P237"><text:tab/><text:tab/>Estudio</text:p>
      <text:p text:style-name="P238"><text:tab/><text:tab/>Fabricante</text:p>
      <text:p text:style-name="P239"><text:tab/><text:tab/>Figurinista</text:p>
      <text:p text:style-name="P240"><text:tab/><text:tab/>Fotografo</text:p>
      <text:p text:style-name="P241"><text:tab/><text:tab/>Ilustrador</text:p>
      <text:p text:style-name="P242"><text:tab/><text:tab/>Palestrante</text:p>
      <text:p text:style-name="P243"><text:tab/><text:tab/>Prefaciador</text:p>
      <text:p text:style-name="P244"><text:tab/><text:tab/>Organizador</text:p>
      <text:p text:style-name="P245"><text:tab/><text:tab/>Tradutor</text:p>
      <text:p text:style-name="P246"/>
      <text:p text:style-name="P247"/>
      <text:list text:style-name="LFO13" text:continue-numbering="true">
        <text:list-item>
          <text:p text:style-name="P248">Produção</text:p>
        </text:list-item>
      </text:list>
      <text:p text:style-name="P249"/>
      <text:p text:style-name="P250"><text:span text:style-name="T251"><text:tab/></text:span><text:span text:style-name="T252">Os itens abaixo devem ser do tipo campo editável, abrindo opção para<text:s/></text:span><text:span text:style-name="T253">escrita somente se selecionado.</text:span></text:p>
      <text:p text:style-name="P254"/>
      <text:list text:style-name="LFO14" text:continue-numbering="true">
        <text:list-item>
          <text:list>
            <text:list-item>
              <text:p text:style-name="P255">Local<text:s/><text:tab/></text:p>
            </text:list-item>
            <text:list-item>
              <text:p text:style-name="P256">Ano</text:p>
            </text:list-item>
            <text:list-item>
              <text:p text:style-name="P257">Edição e/ou Reimpressão</text:p>
            </text:list-item>
            <text:list-item>
              <text:p text:style-name="P258">Outras Responsabilidades</text:p>
            </text:list-item>
          </text:list>
        </text:list-item>
      </text:list>
      <text:p text:style-name="P259"/>
      <text:list text:style-name="LFO13" text:continue-numbering="true">
        <text:list-item>
          <text:p text:style-name="P260">Descrição</text:p>
        </text:list-item>
      </text:list>
      <text:p text:style-name="P261"/>
      <text:p text:style-name="P262"><text:tab/>4.1<text:tab/>Características Físicas e Técnicas Executivas</text:p>
      <text:p text:style-name="P263"><text:tab/><text:tab/>Campo editável</text:p>
      <text:p text:style-name="P264"><text:tab/><text:tab/></text:p>
      <text:p text:style-name="P265"><text:tab/><text:tab/>4.1.1 Bens Arquitetonicos</text:p>
      <text:p text:style-name="P266"><text:tab/><text:tab/></text:p>
      <text:p text:style-name="P267"><text:span text:style-name="T268"><text:tab/></text:span><text:span text:style-name="T269"><text:tab/></text:span><text:span text:style-name="T270">Condição Topográfica</text:span></text:p>
      <text:p text:style-name="P271"><text:tab/><text:tab/><text:tab/>Lista em ordem<text:s/>alfabética com as opções abaixo</text:p>
      <text:p text:style-name="P272"><text:tab/><text:tab/><text:tab/>Acidentada Suave</text:p>
      <text:p text:style-name="P273"><text:tab/><text:tab/><text:tab/>Acidentada Médio</text:p>
      <text:p text:style-name="P274"><text:tab/><text:tab/><text:tab/>Acidentada Abrubta</text:p>
      <text:p text:style-name="P275"><text:tab/><text:tab/><text:tab/>Plano</text:p>
      <text:p text:style-name="P276"><text:tab/><text:tab/></text:p>
      <text:p text:style-name="P277"><text:span text:style-name="T278"><text:tab/></text:span><text:span text:style-name="T279"><text:tab/></text:span><text:span text:style-name="T280">Uso</text:span></text:p>
      <text:p text:style-name="P281"><text:tab/><text:tab/><text:tab/>Lista em ordem alfabética com as opções abaixo, e com campo editável para especificar, caso a opção seja ''Outras''.</text:p>
      <text:p text:style-name="P282"><text:tab/><text:tab/><text:tab/>Ferroviário</text:p>
      <text:p text:style-name="P283"><text:tab/><text:tab/><text:tab/>Habitacional</text:p>
      <text:p text:style-name="P284"><text:tab/><text:tab/><text:tab/>Produção</text:p>
      <text:p text:style-name="P285"><text:tab/><text:tab/><text:tab/>Religiosa</text:p>
      <text:p text:style-name="P286"><text:tab/><text:tab/><text:tab/>Outras</text:p>
      <text:p text:style-name="P287"/>
      <text:p text:style-name="P288"><text:span text:style-name="T289"><text:tab/></text:span><text:span text:style-name="T290"><text:tab/></text:span><text:span text:style-name="T291">Pavimentos</text:span></text:p>
      <text:p text:style-name="P292"><text:tab/><text:tab/><text:tab/>Nº de ambientes</text:p>
      <text:p text:style-name="P293"><text:tab/><text:tab/><text:tab/><text:tab/>Campo editável</text:p>
      <text:p text:style-name="P294"/>
      <text:p text:style-name="P295"><text:tab/><text:tab/><text:tab/>Nº de pavimentos</text:p>
      <text:p text:style-name="P296"><text:tab/><text:tab/><text:tab/><text:tab/>Campo editável</text:p>
      <text:p text:style-name="P297"/>
      <text:p text:style-name="P298"><text:span text:style-name="T299"><text:tab/></text:span><text:span text:style-name="T300"><text:tab/></text:span><text:span text:style-name="T301"><text:tab/></text:span><text:span text:style-name="T302">Alcova</text:span></text:p>
      <text:p text:style-name="P303"><text:tab/><text:tab/><text:tab/><text:tab/>Tipo Checkbox<text:tab/>Sim - <text:s/>Não</text:p>
      <text:p text:style-name="P304"/>
      <text:soft-page-break/>
      <text:p text:style-name="P305"><text:span text:style-name="T306"><text:tab/></text:span><text:span text:style-name="T307"><text:tab/></text:span><text:span text:style-name="T308"><text:tab/></text:span><text:span text:style-name="T309">Porão</text:span></text:p>
      <text:p text:style-name="P310"><text:tab/><text:tab/><text:tab/><text:tab/>Tipo Checkbox<text:tab/>Sim - <text:s/>Não</text:p>
      <text:p text:style-name="P311"/>
      <text:p text:style-name="P312"><text:span text:style-name="T313"><text:tab/></text:span><text:span text:style-name="T314"><text:tab/></text:span><text:span text:style-name="T315"><text:tab/></text:span><text:span text:style-name="T316">Sótão</text:span></text:p>
      <text:p text:style-name="P317"><text:tab/><text:tab/><text:tab/><text:tab/>Tipo Checkbox<text:tab/>Sim - <text:s/>Não</text:p>
      <text:p text:style-name="P318"/>
      <text:p text:style-name="P319"><text:tab/><text:tab/><text:tab/>Outros</text:p>
      <text:p text:style-name="P320"><text:tab/><text:tab/><text:tab/><text:tab/>Campo editável</text:p>
      <text:p text:style-name="P321"><text:tab/><text:tab/><text:tab/></text:p>
      <text:p text:style-name="P322"><text:tab/>4.1.2<text:s/><text:tab/>Bens Naturais</text:p>
      <text:p text:style-name="P323"/>
      <text:p text:style-name="P324"><text:span text:style-name="T325"><text:tab/></text:span><text:span text:style-name="T326"><text:tab/></text:span><text:span text:style-name="T327">Relevo</text:span></text:p>
      <text:p text:style-name="P328"><text:tab/><text:tab/>Lista em ordem alfabética com as opções abaixo</text:p>
      <text:p text:style-name="P329"><text:tab/><text:tab/><text:tab/>Acidentada Suave</text:p>
      <text:p text:style-name="P330"><text:tab/><text:tab/><text:tab/>Acidentada Médio</text:p>
      <text:p text:style-name="P331"><text:tab/><text:tab/><text:tab/>Acidentada Abrubta</text:p>
      <text:p text:style-name="P332"><text:tab/><text:tab/><text:tab/>Plano</text:p>
      <text:p text:style-name="P333"/>
      <text:p text:style-name="P334"><text:span text:style-name="T335"><text:tab/></text:span><text:span text:style-name="T336"><text:tab/></text:span><text:span text:style-name="T337">Características do Meio Antrópico</text:span></text:p>
      <text:p text:style-name="P338"><text:tab/><text:tab/><text:tab/>Campo editável</text:p>
      <text:p text:style-name="P339"/>
      <text:p text:style-name="P340"><text:span text:style-name="T341"><text:tab/></text:span><text:span text:style-name="T342"><text:tab/></text:span><text:span text:style-name="T343">Características<text:s/></text:span><text:span text:style-name="T344">Ambientais</text:span></text:p>
      <text:p text:style-name="P345"><text:tab/><text:tab/><text:tab/>Campo editável</text:p>
      <text:p text:style-name="P346"/>
      <text:p text:style-name="P347"/>
      <text:p text:style-name="P348"><text:tab/>4.1.3<text:tab/>Bens Arqueológicos</text:p>
      <text:p text:style-name="P349"/>
      <text:p text:style-name="P350"><text:span text:style-name="T351"><text:tab/></text:span><text:span text:style-name="T352"><text:tab/></text:span><text:span text:style-name="T353">Condição Topográfica</text:span></text:p>
      <text:p text:style-name="P354"><text:tab/><text:tab/>Lista em ordem alfabética com as opções abaixo</text:p>
      <text:p text:style-name="P355"><text:tab/><text:tab/><text:tab/>Acidentada Suave</text:p>
      <text:p text:style-name="P356"><text:tab/><text:tab/><text:tab/>Acidentada Médio</text:p>
      <text:p text:style-name="P357"><text:tab/><text:tab/><text:tab/>Acidentada Abrubta</text:p>
      <text:p text:style-name="P358"><text:tab/><text:tab/><text:tab/>Plano</text:p>
      <text:p text:style-name="P359"/>
      <text:p text:style-name="P360"><text:span text:style-name="T361"><text:tab/></text:span><text:span text:style-name="T362"><text:tab/></text:span><text:span text:style-name="T363">Sítio da Paisagem</text:span></text:p>
      <text:p text:style-name="P364"><text:tab/><text:tab/><text:tab/>Campo editável</text:p>
      <text:p text:style-name="P365"/>
      <text:p text:style-name="P366"><text:span text:style-name="T367"><text:tab/></text:span><text:span text:style-name="T368"><text:tab/></text:span><text:span text:style-name="T369">Água Próxima</text:span></text:p>
      <text:p text:style-name="P370"><text:tab/><text:tab/><text:tab/>Campo editável</text:p>
      <text:p text:style-name="P371"/>
      <text:p text:style-name="P372"><text:span text:style-name="T373"><text:tab/></text:span><text:span text:style-name="T374"><text:tab/></text:span><text:span text:style-name="T375">Possui Vegetaçao</text:span></text:p>
      <text:p text:style-name="P376"><text:tab/><text:tab/><text:tab/>Campo editável</text:p>
      <text:p text:style-name="P377"/>
      <text:p text:style-name="P378"><text:span text:style-name="T379"><text:tab/></text:span><text:span text:style-name="T380"><text:tab/></text:span><text:span text:style-name="T381">Exposição</text:span></text:p>
      <text:p text:style-name="P382"><text:tab/><text:tab/>Lista em ordem alfabética com as opções abaixo</text:p>
      <text:p text:style-name="P383"><text:tab/><text:tab/><text:tab/>Céu Aberto</text:p>
      <text:p text:style-name="P384"><text:tab/><text:tab/><text:tab/>Abrigada</text:p>
      <text:p text:style-name="P385"><text:tab/><text:tab/><text:tab/>Submersa</text:p>
      <text:p text:style-name="P386"><text:tab/><text:tab/><text:tab/>Soterrada</text:p>
      <text:p text:style-name="P387"/>
      <text:p text:style-name="P388"><text:span text:style-name="T389"><text:tab/></text:span><text:span text:style-name="T390"><text:tab/></text:span><text:span text:style-name="T391">Uso Atual</text:span></text:p>
      <text:p text:style-name="P392"><text:tab/><text:tab/><text:tab/>Campo editável</text:p>
      <text:p text:style-name="P393"/>
      <text:soft-page-break/>
      <text:p text:style-name="P394"><text:span text:style-name="T395"><text:tab/></text:span><text:span text:style-name="T396"><text:tab/></text:span><text:span text:style-name="T397">Outros</text:span></text:p>
      <text:p text:style-name="P398"><text:tab/><text:tab/><text:tab/>Campo editável</text:p>
      <text:p text:style-name="P399"/>
      <text:p text:style-name="P400"><text:span text:style-name="T401"><text:tab/></text:span><text:span text:style-name="T402"><text:tab/></text:span><text:span text:style-name="T403">Notas</text:span></text:p>
      <text:p text:style-name="P404"><text:tab/><text:tab/><text:tab/>Campo editável</text:p>
      <text:p text:style-name="P405"/>
      <text:p text:style-name="P406"><text:s text:c="4"/></text:p>
      <text:p text:style-name="P407"><text:s text:c="5"/>4.2 <text:s text:c="2"/>Dimensões e Quantificações</text:p>
      <text:p text:style-name="P408"><text:tab/>Campo editável</text:p>
      <text:p text:style-name="P409"/>
      <text:p text:style-name="P410"><text:s/><text:span text:style-name="T411">4.2.1 Medidas Gerais do Bem Arquitetônico</text:span></text:p>
      <text:p text:style-name="P412"><text:span text:style-name="T413"><text:s/></text:span><text:span text:style-name="T414"><text:tab/>Tipo campo editável, abrindo opção para escrita somente se selecionado.</text:span></text:p>
      <text:p text:style-name="P415"><text:tab/><text:tab/></text:p>
      <text:p text:style-name="P416"><text:tab/><text:tab/>Área Total</text:p>
      <text:p text:style-name="P417"><text:tab/><text:tab/>Altura fachada frontal</text:p>
      <text:p text:style-name="P418"><text:tab/><text:tab/>Altura fachada posterior</text:p>
      <text:p text:style-name="P419"><text:tab/><text:tab/>Largura</text:p>
      <text:p text:style-name="P420"><text:tab/><text:tab/>Profundidade</text:p>
      <text:p text:style-name="P421"><text:tab/><text:tab/>Altura da Cumeeira</text:p>
      <text:p text:style-name="P422"><text:tab/><text:tab/>Altura Total</text:p>
      <text:p text:style-name="P423"><text:tab/><text:tab/>Pé direito térreo</text:p>
      <text:p text:style-name="P424"><text:tab/><text:tab/>Pé direito tipo</text:p>
      <text:p text:style-name="P425"/>
      <text:p text:style-name="P426"><text:span text:style-name="T427"><text:tab/></text:span><text:span text:style-name="T428"><text:s/>4.2.2 Medidas Gerais do Bem Arqueológico</text:span></text:p>
      <text:p text:style-name="P429"><text:span text:style-name="T430"><text:tab/></text:span><text:span text:style-name="T431"><text:tab/>Tipo campo editável, abrindo opção para escrita somente se selecionado.</text:span></text:p>
      <text:p text:style-name="P432"><text:tab/><text:tab/></text:p>
      <text:p text:style-name="P433"><text:tab/><text:tab/>Área Total</text:p>
      <text:p text:style-name="P434"><text:tab/><text:tab/>Comprimento</text:p>
      <text:p text:style-name="P435"><text:tab/><text:tab/>Altura</text:p>
      <text:p text:style-name="P436"><text:tab/><text:tab/>Largura</text:p>
      <text:p text:style-name="P437"><text:tab/><text:tab/>Profundidade</text:p>
      <text:p text:style-name="P438"/>
      <text:p text:style-name="P439"><text:s text:c="4"/><text:tab/><text:s text:c="2"/>4.3 <text:s/>Conteúdo</text:p>
      <text:p text:style-name="P440"><text:tab/><text:tab/>Campo editável</text:p>
      <text:p text:style-name="P441"/>
      <text:p text:style-name="P442"><text:s text:c="6"/><text:tab/><text:s text:c="2"/>4.4 Meio de Acesso</text:p>
      <text:p text:style-name="P443"><text:tab/><text:tab/>Campo editável</text:p>
      <text:p text:style-name="P444"><text:tab/></text:p>
      <text:p text:style-name="P445"/>
      <text:p text:style-name="P446"><text:s/><text:tab/>5. AudioVisual</text:p>
      <text:p text:style-name="P447"/>
      <text:p text:style-name="P448"><text:tab/>Campo para buscar uma imagem ou um vídeo para fazer upload</text:p>
      <text:p text:style-name="P449"><text:tab/>Deve ter opção ''Adicionar nova imagem/vídeo'', no caso em que se queira adicionar mais de uma<text:s/><text:tab/>imagem.</text:p>
      <text:p text:style-name="P450"/>
      <text:p text:style-name="P451"/>
      <text:p text:style-name="P452">Título</text:p>
      <text:p text:style-name="P453"><text:tab/><text:tab/>Campo editável</text:p>
      <text:p text:style-name="P454"/>
      <text:p text:style-name="P455"/>
      <text:p text:style-name="P456">Descrição</text:p>
      <text:p text:style-name="P457"><text:tab/><text:tab/>Campo editável <text:s text:c="2"/></text:p>
      <text:p text:style-name="P458"/>
      <text:p text:style-name="P459"/>
      <text:p text:style-name="P460">6. Diagnóstico e Intervenção</text:p>
      <text:p text:style-name="P461"/>
      <text:p text:style-name="P462"><text:tab/><text:tab/>6.1 Estado de Conservação e Preservação</text:p>
      <text:p text:style-name="P463"><text:tab/><text:tab/><text:tab/><text:tab/>Campo Editável</text:p>
      <text:p text:style-name="P464"><text:tab/><text:tab/></text:p>
      <text:p text:style-name="P465"><text:span text:style-name="T466"><text:tab/></text:span><text:span text:style-name="T467"><text:tab/></text:span><text:span text:style-name="T468"><text:tab/></text:span><text:span text:style-name="T469">Estado de Preservação</text:span></text:p>
      <text:p text:style-name="P470"><text:tab/><text:tab/><text:tab/><text:tab/>Lista em ordem alfabética com as opções<text:s/>abaixo</text:p>
      <text:p text:style-name="P471"><text:tab/><text:tab/><text:tab/><text:tab/>íntegro</text:p>
      <text:p text:style-name="P472"><text:tab/><text:tab/><text:tab/><text:tab/>pouco alterado</text:p>
      <text:p text:style-name="P473"><text:tab/><text:tab/><text:tab/><text:tab/>muito alterado</text:p>
      <text:p text:style-name="P474"><text:tab/><text:tab/><text:tab/><text:tab/>descaracterizado</text:p>
      <text:p text:style-name="P475"/>
      <text:p text:style-name="P476"><text:span text:style-name="T477"><text:tab/></text:span><text:span text:style-name="T478"><text:tab/></text:span><text:span text:style-name="T479"><text:tab/></text:span><text:span text:style-name="T480">Estado de Conservação</text:span></text:p>
      <text:p text:style-name="P481"><text:tab/><text:tab/><text:tab/><text:tab/>Lista em ordem alfabética com as opções abaixo</text:p>
      <text:p text:style-name="P482"><text:tab/><text:tab/><text:tab/><text:tab/>bom</text:p>
      <text:p text:style-name="P483"><text:tab/><text:tab/><text:tab/><text:tab/>precário</text:p>
      <text:p text:style-name="P484"><text:tab/><text:tab/><text:tab/><text:tab/>em arruinamento</text:p>
      <text:p text:style-name="P485"><text:tab/><text:tab/><text:tab/><text:tab/>arruinado</text:p>
      <text:p text:style-name="P486"/>
      <text:p text:style-name="P487"><text:tab/><text:tab/>6.2 Notas Estado de Conservação</text:p>
      <text:p text:style-name="P488"><text:tab/><text:tab/><text:tab/><text:tab/>Campo<text:s/>editável</text:p>
      <text:p text:style-name="P489"/>
      <text:p text:style-name="P490"><text:tab/><text:tab/>6.3 Intervenção no bem</text:p>
      <text:p text:style-name="P491"><text:tab/><text:tab/><text:tab/>Tipo checkbox<text:tab/>Sim – Não</text:p>
      <text:p text:style-name="P492"><text:tab/><text:tab/><text:tab/>Somente se o usuário escolher sim, os campos abaixo devem ser liberados para edição</text:p>
      <text:p text:style-name="P493"/>
      <text:p text:style-name="P494"><text:tab/><text:tab/><text:tab/><text:tab/></text:p>
      <text:p text:style-name="P495"><text:s text:c="5"/><text:tab/>Data da intervenção</text:p>
      <text:p text:style-name="P496"><text:s/><text:tab/><text:tab/>Campo editável</text:p>
      <text:p text:style-name="P497"><text:s/><text:tab/></text:p>
      <text:p text:style-name="P498"><text:s/><text:tab/>Responsável pela Intervenção</text:p>
      <text:p text:style-name="P499"><text:s/><text:tab/><text:tab/>Campo editável</text:p>
      <text:p text:style-name="P500"/>
      <text:p text:style-name="P501"><text:tab/>Descrição</text:p>
      <text:p text:style-name="P502"><text:tab/><text:tab/>Campo editável</text:p>
      <text:p text:style-name="P503"><text:tab/></text:p>
      <text:p text:style-name="P504"><text:tab/>Opção para adicionar outra intervenção, caso haja mais de uma.</text:p>
      <text:p text:style-name="P505"/>
      <text:p text:style-name="P506">7. Condições de disponibilidade, uso e proteção</text:p>
      <text:p text:style-name="P507"/>
      <text:p text:style-name="P508">Disponibilidade:</text:p>
      <text:p text:style-name="P509">Lista em ordem alfabética com as opções abaixo</text:p>
      <text:p text:style-name="Standard"><text:span text:style-name="T510"><text:tab/></text:span><text:span text:style-name="T511"><text:tab/></text:span><text:span text:style-name="T512">Acervo (Estante, Reserva Técnica, etc);</text:span></text:p>
      <text:p text:style-name="Standard"><text:span text:style-name="T513"><text:tab/></text:span><text:span text:style-name="T514"><text:tab/></text:span><text:span text:style-name="T515">Event</text:span><text:span text:style-name="T516">o (Exposição, Feira, etc);</text:span></text:p>
      <text:p text:style-name="Standard"><text:span text:style-name="T517"><text:tab/></text:span><text:span text:style-name="T518"><text:tab/></text:span><text:span text:style-name="T519">Exposição Permanente</text:span></text:p>
      <text:p text:style-name="Standard"><text:span text:style-name="T520"><text:tab/></text:span><text:span text:style-name="T521"><text:tab/></text:span><text:span text:style-name="T522">Empréstimo</text:span></text:p>
      <text:p text:style-name="Standard"><text:span text:style-name="T523"><text:tab/></text:span><text:span text:style-name="T524"><text:tab/></text:span><text:span text:style-name="T525">Restauro (Encadernação, Pequenos Consertos, etc).</text:span></text:p>
      <text:p text:style-name="Standard"><text:span text:style-name="T526"><text:tab/></text:span><text:span text:style-name="T527"><text:tab/></text:span><text:span text:style-name="T528">Baixa do Patrimônio</text:span></text:p>
      <text:p text:style-name="P529"><text:tab/></text:p>
      <text:p text:style-name="P530"><text:tab/><text:s/>Se opção no campo Disponibilidade for ''Acervo'', liberar essa opção para preenchimento</text:p>
      <text:p text:style-name="Standard"><text:span text:style-name="T531"><text:tab/></text:span><text:span text:style-name="T532">Condições de Acesso:</text:span></text:p>
      <text:p text:style-name="P533"><text:tab/>Tipo<text:s/>Checkbox<text:tab/></text:p>
      <text:soft-page-break/>
      <text:p text:style-name="Standard"><text:span text:style-name="T534"><text:tab/></text:span><text:span text:style-name="T535"><text:tab/></text:span><text:span text:style-name="T536">Livre</text:span></text:p>
      <text:p text:style-name="Standard"><text:span text:style-name="T537"><text:tab/><text:s text:c="2"/></text:span><text:span text:style-name="T538"><text:tab/></text:span><text:span text:style-name="T539">Sob Consulta</text:span></text:p>
      <text:p text:style-name="P540"/>
      <text:p text:style-name="P541">Se opção no campo Disponibilidade for diferente de “Acervo” e “Baixa do Patrimônio”, liberar essa opção para preenchimento</text:p>
      <text:p text:style-name="P542">Data de Retorno:</text:p>
      <text:p text:style-name="P543"><text:tab/>Campo editável</text:p>
      <text:p text:style-name="P544"><text:tab/></text:p>
      <text:p text:style-name="Standard"><text:span text:style-name="T545"><text:tab/></text:span><text:span text:style-name="T546">Condições de Reprodução:</text:span></text:p>
      <text:p text:style-name="P547"><text:tab/>Tipo Checkbox<text:tab/></text:p>
      <text:p text:style-name="Standard"><text:span text:style-name="T548"><text:tab/></text:span><text:span text:style-name="T549"><text:tab/></text:span><text:span text:style-name="T550">Não</text:span></text:p>
      <text:p text:style-name="Standard"><text:span text:style-name="T551"><text:tab/><text:s text:c="2"/></text:span><text:span text:style-name="T552"><text:tab/></text:span><text:span text:style-name="T553">Sob Consu</text:span><text:span text:style-name="T554">lta</text:span></text:p>
      <text:p text:style-name="P555"><text:tab/></text:p>
      <text:p text:style-name="P556"><text:tab/>Notas sobre Uso e Aproveitamento</text:p>
      <text:p text:style-name="P557"><text:tab/><text:tab/>Campo editável</text:p>
      <text:p text:style-name="P558"/>
      <text:p text:style-name="Standard"><text:span text:style-name="T559"><text:tab/></text:span><text:span text:style-name="T560">Proteção:</text:span></text:p>
      <text:p text:style-name="P561"><text:tab/>Tipo Checkbox<text:tab/></text:p>
      <text:p text:style-name="P562"><text:tab/><text:tab/>Sim</text:p>
      <text:p text:style-name="Standard"><text:span text:style-name="T563"><text:tab/></text:span><text:span text:style-name="T564"><text:tab/></text:span><text:span text:style-name="T565">Não</text:span></text:p>
      <text:p text:style-name="Standard"><text:span text:style-name="T566"><text:tab/><text:s text:c="2"/></text:span><text:span text:style-name="T567"><text:tab/></text:span><text:span text:style-name="T568">Em Processo</text:span></text:p>
      <text:p text:style-name="P569"/>
      <text:p text:style-name="P570"><text:tab/><text:tab/>Caso a opção seja ''Não'', não mostrar os campos abaixo</text:p>
      <text:p text:style-name="Standard"><text:span text:style-name="T571"><text:tab/></text:span><text:span text:style-name="T572"><text:tab/></text:span><text:span text:style-name="T573">Instituição:</text:span></text:p>
      <text:p text:style-name="P574"><text:tab/><text:tab/><text:tab/>Campo Editável</text:p>
      <text:p text:style-name="P575"><text:tab/></text:p>
      <text:p text:style-name="Standard"><text:span text:style-name="T576"><text:tab/></text:span><text:span text:style-name="T577"><text:tab/></text:span><text:span text:style-name="T578">Legislação/Número do Processo:</text:span></text:p>
      <text:p text:style-name="P579"><text:tab/><text:tab/><text:tab/><text:span text:style-name="T580">Campo<text:s/></text:span><text:span text:style-name="T581">Editável</text:span></text:p>
      <text:p text:style-name="Standard"/>
      <text:p text:style-name="P582"/>
      <text:p text:style-name="P583">8. Histórico e Procedência</text:p>
      <text:p text:style-name="P584"/>
      <text:p text:style-name="P585">Tipo de Aquisição:</text:p>
      <text:p text:style-name="P586">Lista em ordem alfabética com as opções abaixo</text:p>
      <text:p text:style-name="P587">Compra</text:p>
      <text:p text:style-name="Standard"><text:tab/><text:tab/><text:span text:style-name="T588">Permuta</text:span></text:p>
      <text:p text:style-name="Standard"><text:tab/><text:tab/><text:span text:style-name="T589">Doação Institucional</text:span></text:p>
      <text:p text:style-name="P590"><text:tab/><text:tab/>Doação Pessoal</text:p>
      <text:p text:style-name="P591"><text:tab/><text:tab/>Comodato</text:p>
      <text:p text:style-name="P592"/>
      <text:p text:style-name="P593"/>
      <text:p text:style-name="P594">Valor Venal da Época da Transação:</text:p>
      <text:p text:style-name="P595"><text:s/><text:tab/>Campo editável</text:p>
      <text:p text:style-name="P596"/>
      <text:p text:style-name="P597">Dados do Documento de<text:s/>Aquisição:</text:p>
      <text:p text:style-name="P598"><text:tab/>Campo editável</text:p>
      <text:p text:style-name="P599"/>
      <text:p text:style-name="P600">Primeiro Proprietário</text:p>
      <text:p text:style-name="P601"><text:tab/>Campo editável</text:p>
      <text:p text:style-name="P602"/>
      <text:p text:style-name="P603">Histórico</text:p>
      <text:p text:style-name="P604"><text:tab/>Campo editável</text:p>
      <text:p text:style-name="P605"/>
      <text:soft-page-break/>
      <text:p text:style-name="P606">Instrimentos de Pesquisa</text:p>
      <text:p text:style-name="P607"><text:tab/>Campo editável</text:p>
      <text:p text:style-name="P608"/>
      <text:p text:style-name="P609"/>
      <text:p text:style-name="P610">9. Assuntos e Descritores</text:p>
      <text:p text:style-name="P611"/>
      <text:p text:style-name="P612">9.1<text:tab/>Descritor</text:p>
      <text:p text:style-name="P613">Campo editável com a seguinte Descrição antes de ser preenchido</text:p>
      <text:p text:style-name="P614"><text:span text:style-name="T615"><text:s/>Descrição: ''</text:span><text:span text:style-name="T616"><text:s/>Termos controlados, retirados de um vocabulário pré-definido, que traduzem o conteúdo temático do bem patrimonial. Limite de 5 palavras chave''</text:span></text:p>
      <text:p text:style-name="P617"/>
      <text:p text:style-name="P618">Limitar até cinco palavra chave para cada bem patrimonial.</text:p>
      <text:p text:style-name="P619"/>
      <text:p text:style-name="P620">9.2<text:tab/>Assunto</text:p>
      <text:p text:style-name="P621">Campo editável com a seguinte Descrição antes de ser preenchido</text:p>
      <text:p text:style-name="P622">Descrição: palavras-chave que traduzem o conteúdo temático do bem patrimonial</text:p>
      <text:p text:style-name="P623"/>
      <text:p text:style-name="P624"/>
      <text:p text:style-name="P625">10. Fonte de Informação</text:p>
      <text:p text:style-name="P626"/>
      <text:p text:style-name="P627"><text:tab/><text:tab/>Campo editável com opção de abrir novos campos para mais de uma fonte.</text:p>
      <text:p text:style-name="P628"/>
      <text:p text:style-name="P629">11. Responsável pela Pesquisa</text:p>
      <text:p text:style-name="P630"/>
      <text:p text:style-name="P631"><text:tab/>Os Campos Abaixo são do tipo editáveis, com opção de adiconar mais de um responsável pela<text:s/><text:tab/>pesquisa</text:p>
      <text:p text:style-name="P632"/>
      <text:p text:style-name="P633">12.1<text:tab/>Nome</text:p>
      <text:p text:style-name="P634">12.2<text:tab/>Data</text:p>
      <text:p text:style-name="P635">12.3<text:tab/>Notas do Pesquisador</text:p>
      <text:p text:style-name="P636"/>
      <text:p text:style-name="P637"><text:tab/></text:p>
      <text:p text:style-name="P638"/>
      <text:p text:style-name="P639"/>
      <text:p text:style-name="P640"/>
      <text:p text:style-name="P641"/>
      <text:p text:style-name="P6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Tahoma, Tahoma" style:font-name-asian="Tahoma, Tahoma" style:font-name-complex="Tahoma, Tahoma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1LVL1" style:family="text">
      <style:text-properties fo:font-size="10pt" style:font-size-asian="10pt" style:font-size-complex="10pt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fo:font-size="10pt" style:font-size-asian="10pt" style:font-size-complex="10pt"/>
    </style:style>
    <style:style style:name="WW_CharLFO14LVL1" style:family="text">
      <style:text-properties fo:font-size="10pt" style:font-size-asian="10pt" style:font-size-complex="10pt"/>
    </style:style>
    <style:style style:name="WW_CharLFO14LVL2" style:family="text">
      <style:text-properties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text:style-name="WW_CharLFO11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style:language-asian="pt" style:country-asian="BR" style:language-complex="ar" style:country-complex="SA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10</text:p>
            </table:table-cell>
            <table:table-cell table:style-name="TableCell14">
              <text:p text:style-name="P15">Versão do documento: 1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08/05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2</text:page-number></text:span><text:span text:style-name="T32"><text:s/>de<text:s/></text:span><text:span text:style-name="T33"><text:page-count style:num-format="1">10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meta:initial-creator>Mariana Casuscelli Groppa</meta:initial-creator>
    <dc:creator>Mariana Groppa</dc:creator>
    <meta:creation-date>2010-06-10T16:16:00Z</meta:creation-date>
    <dc:date>2014-01-30T14:49:00Z</dc:date>
    <meta:template xlink:href="Normal" xlink:type="simple"/>
    <meta:editing-cycles>1</meta:editing-cycles>
    <meta:editing-duration>PT32640S</meta:editing-duration>
    <meta:document-statistic meta:page-count="10" meta:paragraph-count="25" meta:word-count="1999" meta:character-count="12769" meta:row-count="89" meta:non-whitespace-character-count="10795"/>
  </office:meta>
</office:document-meta>
</file>